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blauZuGelb30Grad" draw:gradient-step-count="0" draw:opacity="60%" draw:textarea-horizontal-align="justify" draw:textarea-vertical-align="middle" draw:auto-grow-height="false" fo:min-height="9.75cm" fo:min-width="19.5cm" draw:shadow-opacity="60%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blauZuGelb30Grad" draw:gradient-step-count="0" draw:opacity="60%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0cm" svg:height="10cm" svg:x="2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blauZuGelb30Grad" draw:style="linear" draw:start-color="#2a6099" draw:end-color="#ffff00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draw:frame presentation:style-name="Mpr1" draw:text-style-name="MP2" draw:layer="backgroundobjects" svg:width="5.591cm" svg:height="1.102cm" svg:x="1.2cm" svg:y="14.5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07cm" svg:height="1.102cm" svg:x="8.208cm" svg:y="14.5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91cm" svg:height="1.102cm" svg:x="17.208cm" svg:y="14.5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7-19T23:49:22.175000000</meta:creation-date>
    <dc:title>24x16impress</dc:title>
    <meta:editing-duration>PT15M8S</meta:editing-duration>
    <meta:editing-cycles>4</meta:editing-cycles>
    <meta:generator>B_forCommit/7.1.0.0.alpha0$Windows_X86_64 LibreOffice_project/52820b52b3bca45e2db527d1cc5f4488b2e0b9d0</meta:generator>
    <meta:initial-creator>Regina Henschel</meta:initial-creator>
    <dc:date>2020-07-20T00:26:03.175000000</dc:date>
    <dc:creator>Regina Henschel</dc:creator>
    <meta:document-statistic meta:object-count="24"/>
    <meta:template xlink:type="simple" xlink:actuate="onRequest" xlink:title="24x16impress" xlink:href="../../Apps/LODevInstalled_en_user/user/template/24x18impress.otp" meta:date="2020-07-19T23:49:22.003000000"/>
  </office:meta>
</office:document-meta>
</file>